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ventRecorderServiceProvider.releaseService( BeanContextServices bcs , Object requestor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RecorderServiceProvider.getCurrentServiceSelectors( BeanContextServices bcs , Class servi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corderServiceProvider.getService( BeanContextServices bcs , Object requestor , Class serviceClass , Object serviceSel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